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fo:text-align="center" style:justify-single-word="false" style:page-number="1"/>
    </style:style>
    <style:style style:name="P2" style:family="paragraph" style:parent-style-name="Standard">
      <style:paragraph-properties fo:text-align="justify" style:justify-single-word="false"/>
    </style:style>
    <style:style style:name="P3" style:family="paragraph" style:parent-style-name="Title">
      <style:paragraph-properties fo:text-align="justify" style:justify-single-word="false"/>
    </style:style>
    <style:style style:name="P4" style:family="paragraph" style:parent-style-name="Standard">
      <style:paragraph-properties fo:text-align="justify" style:justify-single-word="false"/>
      <style:text-properties officeooo:paragraph-rsid="0010ef69"/>
    </style:style>
    <style:style style:name="P5" style:family="paragraph" style:parent-style-name="Standard">
      <style:paragraph-properties fo:text-align="justify" style:justify-single-word="false"/>
      <style:text-properties officeooo:rsid="0010ef69" officeooo:paragraph-rsid="0010ef69"/>
    </style:style>
    <style:style style:name="P6" style:family="paragraph" style:parent-style-name="Standard">
      <style:paragraph-properties fo:text-align="justify" style:justify-single-word="false"/>
      <style:text-properties officeooo:rsid="0010ef69" officeooo:paragraph-rsid="00115f12"/>
    </style:style>
    <style:style style:name="P7" style:family="paragraph" style:parent-style-name="Standard">
      <style:paragraph-properties fo:text-align="justify" style:justify-single-word="false"/>
      <style:text-properties officeooo:rsid="00115f12"/>
    </style:style>
    <style:style style:name="P8" style:family="paragraph" style:parent-style-name="Heading_20_2">
      <style:paragraph-properties fo:text-align="justify" style:justify-single-word="false"/>
    </style:style>
    <style:style style:name="P9" style:family="paragraph" style:parent-style-name="Standard">
      <style:paragraph-properties fo:text-align="justify" style:justify-single-word="false"/>
      <style:text-properties officeooo:rsid="0012b9f2" officeooo:paragraph-rsid="0012b9f2"/>
    </style:style>
    <style:style style:name="P10" style:family="paragraph" style:parent-style-name="Title">
      <style:paragraph-properties fo:text-align="justify" style:justify-single-word="false"/>
      <style:text-properties officeooo:rsid="00138ac8" officeooo:paragraph-rsid="00138ac8"/>
    </style:style>
    <style:style style:name="P11" style:family="paragraph" style:parent-style-name="Standard">
      <style:paragraph-properties fo:text-align="justify" style:justify-single-word="false"/>
      <style:text-properties officeooo:rsid="00138ac8" officeooo:paragraph-rsid="00138ac8"/>
    </style:style>
    <style:style style:name="P12" style:family="paragraph" style:parent-style-name="Heading_20_1">
      <style:paragraph-properties fo:text-align="justify" style:justify-single-word="false"/>
      <style:text-properties officeooo:rsid="00115f12" officeooo:paragraph-rsid="00115f12"/>
    </style:style>
    <style:style style:name="P13" style:family="paragraph" style:parent-style-name="Heading_20_1" style:list-style-name="WWNum1">
      <style:paragraph-properties fo:margin-left="2.54cm" fo:margin-right="0cm" fo:text-align="justify" style:justify-single-word="false" fo:text-indent="-0.635cm" style:auto-text-indent="false"/>
    </style:style>
    <style:style style:name="P14" style:family="paragraph" style:parent-style-name="Standard" style:list-style-name="WWNum1">
      <style:paragraph-properties fo:margin-left="2.54cm" fo:margin-right="0cm" fo:text-align="justify" style:justify-single-word="false" fo:text-indent="-0.635cm" style:auto-text-indent="false"/>
      <style:text-properties officeooo:rsid="00138ac8" officeooo:paragraph-rsid="00138ac8"/>
    </style:style>
    <style:style style:name="P15" style:family="paragraph" style:parent-style-name="Standard">
      <style:paragraph-properties fo:margin-left="2.54cm" fo:margin-right="0cm" fo:text-align="justify" style:justify-single-word="false" fo:text-indent="-0.635cm" style:auto-text-indent="false"/>
      <style:text-properties officeooo:rsid="00138ac8" officeooo:paragraph-rsid="00138ac8"/>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Heading_20_1">
      <style:paragraph-properties fo:margin-left="2.54cm" fo:margin-right="0cm" fo:text-align="justify" style:justify-single-word="false" fo:text-indent="0cm" style:auto-text-indent="false"/>
    </style:style>
    <style:style style:name="P18" style:family="paragraph" style:parent-style-name="Standard">
      <style:paragraph-properties fo:margin-left="2.54cm" fo:margin-right="0cm" fo:text-align="justify" style:justify-single-word="false" fo:text-indent="-0.635cm" style:auto-text-indent="false"/>
      <style:text-properties officeooo:rsid="00151e32" officeooo:paragraph-rsid="001a0e68"/>
    </style:style>
    <style:style style:name="P19" style:family="paragraph" style:parent-style-name="Standard">
      <style:paragraph-properties fo:margin-left="2.54cm" fo:margin-right="0cm" fo:text-align="justify" style:justify-single-word="false" fo:text-indent="-0.635cm" style:auto-text-indent="false"/>
      <style:text-properties officeooo:rsid="001a0e68" officeooo:paragraph-rsid="001a0e68"/>
    </style:style>
    <style:style style:name="P20" style:family="paragraph" style:parent-style-name="Standard">
      <style:paragraph-properties fo:margin-left="2.54cm" fo:margin-right="0cm" fo:text-align="justify" style:justify-single-word="false" fo:text-indent="-0.635cm" style:auto-text-indent="false"/>
      <style:text-properties officeooo:rsid="00151e32" officeooo:paragraph-rsid="0018b134"/>
    </style:style>
    <style:style style:name="P21" style:family="paragraph" style:parent-style-name="Standard">
      <style:paragraph-properties fo:margin-left="2.54cm" fo:margin-right="0cm" fo:text-align="justify" style:justify-single-word="false" fo:text-indent="-0.635cm" style:auto-text-indent="false"/>
      <style:text-properties officeooo:rsid="00151e32" officeooo:paragraph-rsid="00151e32"/>
    </style:style>
    <style:style style:name="P22" style:family="paragraph" style:parent-style-name="Standard">
      <style:paragraph-properties fo:margin-left="2.54cm" fo:margin-right="0cm" fo:text-align="justify" style:justify-single-word="false" fo:text-indent="-0.635cm" style:auto-text-indent="false"/>
    </style:style>
    <style:style style:name="P23" style:family="paragraph" style:parent-style-name="Standard">
      <style:paragraph-properties fo:margin-left="2.54cm" fo:margin-right="0cm" fo:text-align="justify" style:justify-single-word="false" fo:text-indent="-0.635cm" style:auto-text-indent="false"/>
      <style:text-properties officeooo:rsid="001b3b70" officeooo:paragraph-rsid="001b3b70"/>
    </style:style>
    <style:style style:name="P24" style:family="paragraph" style:parent-style-name="Standard">
      <style:paragraph-properties fo:margin-left="2.54cm" fo:margin-right="0cm" fo:text-align="justify" style:justify-single-word="false" fo:text-indent="-0.635cm" style:auto-text-indent="false"/>
      <style:text-properties officeooo:rsid="001b9000" officeooo:paragraph-rsid="001b9000"/>
    </style:style>
    <style:style style:name="P25" style:family="paragraph" style:parent-style-name="Standard">
      <style:paragraph-properties fo:margin-left="2.54cm" fo:margin-right="0cm" fo:text-align="justify" style:justify-single-word="false" fo:text-indent="-0.635cm" style:auto-text-indent="false"/>
      <style:text-properties officeooo:rsid="001bda88" officeooo:paragraph-rsid="001bda88"/>
    </style:style>
    <style:style style:name="P26" style:family="paragraph" style:parent-style-name="Standard">
      <style:paragraph-properties fo:margin-left="2.54cm" fo:margin-right="0cm" fo:text-align="justify" style:justify-single-word="false" fo:text-indent="-0.635cm" style:auto-text-indent="false"/>
      <style:text-properties officeooo:rsid="001cde0a" officeooo:paragraph-rsid="001cde0a"/>
    </style:style>
    <style:style style:name="P27" style:family="paragraph" style:parent-style-name="Heading_20_2">
      <style:paragraph-properties fo:text-align="justify" style:justify-single-word="false"/>
      <style:text-properties officeooo:rsid="001ed48f" officeooo:paragraph-rsid="001ed48f"/>
    </style:style>
    <style:style style:name="P28" style:family="paragraph" style:parent-style-name="Standard">
      <style:paragraph-properties fo:text-align="justify" style:justify-single-word="false"/>
      <style:text-properties officeooo:rsid="001ed48f" officeooo:paragraph-rsid="001ed48f"/>
    </style:style>
    <style:style style:name="P29" style:family="paragraph" style:parent-style-name="Heading_20_1">
      <style:paragraph-properties fo:text-align="justify" style:justify-single-word="false"/>
    </style:style>
    <style:style style:name="T1" style:family="text">
      <style:text-properties officeooo:rsid="000ef09b"/>
    </style:style>
    <style:style style:name="T2" style:family="text">
      <style:text-properties officeooo:rsid="00115f12"/>
    </style:style>
    <style:style style:name="T3" style:family="text">
      <style:text-properties officeooo:rsid="0011dd9b"/>
    </style:style>
    <style:style style:name="T4" style:family="text">
      <style:text-properties officeooo:rsid="00138ac8"/>
    </style:style>
    <style:style style:name="T5" style:family="text">
      <style:text-properties officeooo:rsid="001a0e68"/>
    </style:style>
    <style:style style:name="T6" style:family="text">
      <style:text-properties officeooo:rsid="001b3b70"/>
    </style:style>
    <style:style style:name="T7" style:family="text">
      <style:text-properties officeooo:rsid="001b9000"/>
    </style:style>
    <style:style style:name="T8" style:family="text">
      <style:text-properties officeooo:rsid="001bda88"/>
    </style:style>
    <style:style style:name="T9" style:family="text">
      <style:text-properties officeooo:rsid="001cde0a"/>
    </style:style>
    <style:style style:name="T10" style:family="text">
      <style:text-properties officeooo:rsid="001ed4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w0m4kscrsqht"/>Le <text:s/>modèle <text:s/>OSI</text:p>
      <text:p text:style-name="P2"/>
      <text:p text:style-name="P3"><text:bookmark text:name="_76ieysu59r94"/></text:p>
      <text:p text:style-name="P3"><text:bookmark text:name="_qw36fjmlecy9"/></text:p>
      <text:p text:style-name="P3"><text:bookmark text:name="_s6t0j2y3drbz"/>Définition:</text:p>
      <text:p text:style-name="P2"/>
      <text:p text:style-name="P4">Le modèle <text:span text:style-name="T1">d’interconnexion de système ouvert ou modèle </text:span><text:s/>OSI (Open System Interconnection) est <text:span text:style-name="T1">un cadre qui divise les fonction de communication réseau en 7 couches. </text:span><text:s/></text:p>
      <text:p text:style-name="P5"/>
      <text:p text:style-name="P5">Il fournit un langage universel pour la mise en réseau informatique, de <text:s/>façon à ce que les différentes technologies matérielles et logicielles puissent communiquer entre elles de manières cohérente au-delà des frontières géographique et politiques.</text:p>
      <text:p text:style-name="P5"/>
      <text:p text:style-name="P6">Le modèle de données OSI fournit un langage universel pour la mise en réseau <text:span text:style-name="T2">pour que que diverses technologies puissent communiquer à l’aide de protocoles et de règles de communication standard. </text:span></text:p>
      <text:p text:style-name="P6"/>
      <text:p text:style-name="P6"><text:span text:style-name="T2">Chaque technologie d’une couche spécifique doit </text:span><text:s/><text:span text:style-name="T2">exécuter des fonctions spécifiques pour être utile dans la mise en réseau</text:span></text:p>
      <text:p text:style-name="P2"/>
      <text:p text:style-name="P7"/>
      <text:p text:style-name="P8">Pourquoi le modèle OSI, <text:span text:style-name="T3">est important ?</text:span></text:p>
      <text:p text:style-name="P2"/>
      <text:p text:style-name="P9">Les couches du modèle OSI encapsulent tous les types de connexions réseaux sur les composants logiciels et matériels. </text:p>
      <text:p text:style-name="P9"><text:s/></text:p>
      <text:p text:style-name="P9">Celui-ci a été conçu pour permettre à deux systèmes autonomes de communiquer via des interfaces ou des protocoles standardisés. </text:p>
      <text:p text:style-name="P2"/>
      <text:p text:style-name="P2"><text:soft-page-break/></text:p>
      <text:p text:style-name="P10">Quelles sont les sept couches du modèle OSI?</text:p>
      <text:p text:style-name="P2"><text:span text:style-name="T4">Le modèle <text:s/>OSI </text:span><text:s/><text:span text:style-name="T4">a été développé par l’Organisation internationale de normalisation avec d’autres organisations à la fin des années 1970. </text:span></text:p>
      <text:p text:style-name="P11">il a été publié pour la première fois en 1984 sous la référence ISO 7498, et sa version actuelle est ISO/IEC 7498-1:1994. </text:p>
      <text:p text:style-name="P11">voici donc les sept couches du modèle. </text:p>
      <text:p text:style-name="P11"/>
      <text:p text:style-name="P11"/>
      <text:p text:style-name="P11"/>
      <text:p text:style-name="P12"/>
      <text:list text:style-name="WWNum1">
        <text:list-item>
          <text:p text:style-name="P13"><text:bookmark text:name="_tsd91a96ywt0"/>la couche physique</text:p>
          <text:p text:style-name="P14">elle fait référence au support de communication physique et aux technologies qui permettent de transmettre les données sur ce support. </text:p>
        </text:list-item>
      </text:list>
      <text:p text:style-name="P15"/>
      <text:p text:style-name="P15"><text:tab/>La communication de données renvoie à la transmission de signaux électroniques et numériques par le biais de <text:s/>divers canaux physiques comme les câbles à fibre optique, les cables en cuivre et l’air, elle inclut les normes pour les technologie et les métriques liées aux canaux. </text:p>
      <text:p text:style-name="P15"><text:tab/>Comme le Bluetooth, la NFC et les vitesses de transmissions de données ou même le réseau Wifi par exemple.</text:p>
      <text:p text:style-name="P16"/>
      <text:p text:style-name="P17"><text:bookmark text:name="_ays69pal7wz8"/><text:s/></text:p>
      <text:p text:style-name="P2"/>
      <text:list text:continue-numbering="true" text:style-name="WWNum1">
        <text:list-item>
          <text:p text:style-name="P13"><text:bookmark text:name="_chx850o9l9v7"/><text:soft-page-break/>la couche liaison de données</text:p>
        </text:list-item>
      </text:list>
      <text:p text:style-name="P18">Celle-ci <text:span text:style-name="T5">est responsable de la transmission des données entre deux nœuds directement connectés et elle gère l’adressage physique (les adresses MAC), la détection et la correction des <text:s/>erreurs de transmission et le contrôle de flux pour éviter la surcharge du récepteur. </text:span></text:p>
      <text:p text:style-name="P18"/>
      <text:p text:style-name="P19"><text:s/>Cette couche est divisée en 2 sous-couches : </text:p>
      <text:p text:style-name="P19"/>
      <text:p text:style-name="P19">- <text:s/>la liaison logique (LLC) et le contrôle d’accès au support (MAC).</text:p>
      <text:p text:style-name="P19"/>
      <text:p text:style-name="P19">Des exemples de protocole de cette couche incluent Ether<text:span text:style-name="T6">net , PPP (Point-to-point Protocol) et HDLC (High Level Data Link Control) et les commutateurs opèrent à cette couche.</text:span></text:p>
      <text:p text:style-name="P19"/>
      <text:p text:style-name="P19"/>
      <text:p text:style-name="P19"/>
      <text:p text:style-name="P19"/>
      <text:p text:style-name="P19"/>
      <text:p text:style-name="P19"><text:s/></text:p>
      <text:p text:style-name="P20"/>
      <text:p text:style-name="P21"/>
      <text:p text:style-name="P2"/>
      <text:list text:continue-numbering="true" text:style-name="WWNum1">
        <text:list-item>
          <text:p text:style-name="P13"><text:bookmark text:name="_vmgpjd268kk6"/>la couche réseau </text:p>
        </text:list-item>
      </text:list>
      <text:p text:style-name="P22"/>
      <text:p text:style-name="P23">elle est chargée de l’acheminement des paquets de données à travers le réseau, d’une source à une destination, à <text:span text:style-name="T7">travers </text:span>réseaux interconnectés. </text:p>
      <text:p text:style-name="P23">Ses fonctions <text:s/>incluent l’adressage logique (les adresses IP), le routage des paquets <text:span text:style-name="T7">et le réassemblage ou la fragmentation des données. </text:span></text:p>
      <text:p text:style-name="P23"/>
      <text:p text:style-name="P24"><text:soft-page-break/>Les routeurs qui opèrent à <text:s/>cette couche déterminent le meilleur chemin pour les paquets. Le protocole de cette couche est le Protocole Internet (IP) </text:p>
      <text:p text:style-name="P24"/>
      <text:p text:style-name="P24"/>
      <text:p text:style-name="P23"/>
      <text:p text:style-name="P2"/>
      <text:list text:continue-numbering="true" text:style-name="WWNum1">
        <text:list-item>
          <text:p text:style-name="P13"><text:bookmark text:name="_bedew1u779wf"/>la couche transport</text:p>
        </text:list-item>
      </text:list>
      <text:p text:style-name="P22"/>
      <text:p text:style-name="P24">elle assure la communication de bout en bout entre les appareils en s’exécutant sur des hôtes différents. </text:p>
      <text:p text:style-name="P24"/>
      <text:p text:style-name="P24">Elle est responsable de la segmentation des données de la couche session en unités plus petites de leur retransmission en cas de perte, du contrôle de flux et de la gestion des connexions. </text:p>
      <text:p text:style-name="P24"/>
      <text:p text:style-name="P24">Les protocoles clés de cette couche sont TCP (Transmission Control Protocol), qui offre une communication fiable et orientée connexion et UDP (User Datagram Protocol), qui fournit une communication non fiable et sans connexion. </text:p>
      <text:p text:style-name="P2"/>
      <text:list text:continue-numbering="true" text:style-name="WWNum1">
        <text:list-item>
          <text:p text:style-name="P13"><text:bookmark text:name="_sizdn41zr7lb"/>la couche session <text:span text:style-name="T8">(Session Layer)</text:span></text:p>
        </text:list-item>
      </text:list>
      <text:p text:style-name="P25"/>
      <text:p text:style-name="P25">la couche session établit, gère et termine les sessions de communication entre les application.</text:p>
      <text:p text:style-name="P25"/>
      <text:p text:style-name="P25">Elle assure la synchronisation des dialogues entre les applications au processus de communiquer de manière organisée. Des fonctions comme la gestion des jetons, la reprise de session après une interruption et la gestion des points de contrôle pour la synchronisation des données sont assurées par cette couche. </text:p>
      <text:p text:style-name="P25"/>
      <text:p text:style-name="P25">Des exemples de protocoles incluent NetBIOS et RPC (Remote Procedure Call).</text:p>
      <text:p text:style-name="P25"/>
      <text:p text:style-name="P17"><text:bookmark text:name="_wwo4g8b7upn8"/><text:soft-page-break/><text:s/></text:p>
      <text:list text:continue-numbering="true" text:style-name="WWNum1">
        <text:list-item>
          <text:p text:style-name="P13"><text:bookmark text:name="_nhwiw633jz9v"/>la couche présentation <text:span text:style-name="T8">(Presentation Layer) </text:span></text:p>
        </text:list-item>
      </text:list>
      <text:p text:style-name="P25">la couche présentation est responsable de la traduction, du chiffrement <text:s/>et de la compression des données pour s’assurer que les données envoyées par la couche application d’un système sont compréhensibles par la couche application d’un autre <text:span text:style-name="T9">système.</text:span></text:p>
      <text:p text:style-name="P25"/>
      <text:p text:style-name="P26">Elle gère la syntaxe et la sémantique des informations qui sont transmises. </text:p>
      <text:p text:style-name="P26"/>
      <text:p text:style-name="P26">Les formats de données comme ASCII, EBCDIC, JPEG, MPEG, et les protocoles de chiffrement comme SSL/TLS opèrent à ce niveau.</text:p>
      <text:p text:style-name="P2"/>
      <text:list text:continue-numbering="true" text:style-name="WWNum1">
        <text:list-item>
          <text:p text:style-name="P13"><text:bookmark text:name="_wx3wsweu53si"/>la couche application</text:p>
        </text:list-item>
      </text:list>
      <text:p text:style-name="P22"/>
      <text:p text:style-name="P2">c’est la couche la plus proche de l’utilisateur final. Elle fournit des services réseaux directement aux applications logicielles, permettant aux utilisateurs d’interagir avec le réseau. Cette couche ne représente pas l’application elle-même, mais plutôt les services réseau utilisés par l’application. <text:s/>Des exemples de protocoles de la couche application incluent HTTP( Hypertext Transfer Protocol) pour la navigation web, FTP (File Transfer Protocol) pour le transfert de fichiers, <text:s/>STMP (Simple Mail Transfer Protocol<text:span text:style-name="T10">), pour l’envoi de mail, et DNS (Domain Name System) pour la résolution de nom de domaine.</text:span></text:p>
      <text:p text:style-name="P2"/>
      <text:p text:style-name="P27">Conclusion </text:p>
      <text:p text:style-name="P28"/>
      <text:p text:style-name="P28"/>
      <text:p text:style-name="P28">bien que conceptuel et souvent comparé au modèle TCP/IP plus largement utilisé dans la pratique, le modèle OSI rester un outil fondamental pour comprendre l’architecture des réseaux informatiques. <text:s/>Sa structure en couche facilite l’analyse, la conception et le dépannage des <text:soft-page-break/>système de communication, en permettant une approche modulaire et standardisée.</text:p>
      <text:p text:style-name="P28"/>
      <text:p text:style-name="P28">Chaque couche joue un rôle crucial dans le processus <text:s/>global de transmission des données, de la conversion des bits physiques à l’interaction avec les applications utilisateur.</text:p>
      <text:p text:style-name="P29"><text:bookmark text:name="_x5eh867mf9vg"/><text:soft-page-break/></text:p>
      <text:p text:style-name="P29"><text:bookmark text:name="_222ii0hwbptu"/></text:p>
      <text:p text:style-name="P29"><text:bookmark text:name="_qtne8o7mbuoj"/></text:p>
      <text:p text:style-name="P29"><text:bookmark text:name="_3gxawpdfa9ae"/></text:p>
      <text:p text:style-name="P29"><text:bookmark text:name="_gaki45kwf12i"/></text:p>
      <text:p text:style-name="P29"><text:bookmark text:name="_a3gu3huwgafx"/></text:p>
      <text:p text:style-name="P29"><text:bookmark text:name="_r7uij4n1mhd8"/></text:p>
      <text:p text:style-name="P29"><text:bookmark text:name="_5xe7niwfomzu"/></text:p>
      <text:p text:style-name="P29"><text:bookmark text:name="_ng1xu549hccz"/></text:p>
      <text:p text:style-name="P29"><text:bookmark text:name="_v763lh5thpds"/></text:p>
      <text:p text:style-name="P29"><text:bookmark text:name="_lhx383fb6lq5"/><text:soft-page-break/></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54cm" fo:margin-bottom="2.54cm" fo:margin-left="2.54cm" fo:margin-right="2.54cm" fo:background-color="#ffffff"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date>2025-07-24T15:07:41.254043500</dc:date>
    <meta:editing-duration>PT1H56M</meta:editing-duration>
    <meta:editing-cycles>2</meta:editing-cycles>
    <meta:document-statistic meta:table-count="0" meta:image-count="0" meta:object-count="0" meta:page-count="8" meta:paragraph-count="47" meta:word-count="874" meta:character-count="5701" meta:non-whitespace-character-count="4830"/>
  </office:meta>
</office:document-meta>
</file>